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" style:family="paragraph" style:parent-style-name="Standard">
      <style:text-properties style:font-name="Arial" fo:font-size="15pt" fo:language="zxx" fo:country="none" officeooo:rsid="0023f1ed" officeooo:paragraph-rsid="0023f1ed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style:font-name="Arial" fo:font-size="15pt" fo:language="zxx" fo:country="none" officeooo:rsid="00261373" officeooo:paragraph-rsid="0028d0cc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style:font-name="Arial" fo:font-size="15pt" fo:language="zxx" fo:country="none" officeooo:rsid="0028d0cc" officeooo:paragraph-rsid="0028d0cc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style:font-name="Arial" fo:font-size="15pt" fo:language="zxx" fo:country="none" style:text-underline-style="none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language="zxx" fo:country="none" style:text-underline-style="solid" style:text-underline-width="auto" style:text-underline-color="font-color" fo:font-weight="normal" officeooo:rsid="001fd322" officeooo:paragraph-rsid="001fd322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61373"/>
    </style:style>
    <style:style style:name="T3" style:family="text">
      <style:text-properties style:text-underline-style="solid" style:text-underline-width="auto" style:text-underline-color="font-color" officeooo:rsid="00252a63"/>
    </style:style>
    <style:style style:name="T4" style:family="text">
      <style:text-properties officeooo:rsid="00261373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52a63" style:font-size-asian="12pt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52a63" style:font-size-asian="12pt"/>
    </style:style>
    <style:style style:name="T9" style:family="text">
      <style:text-properties fo:font-size="12pt" style:text-underline-style="solid" style:text-underline-width="auto" style:text-underline-color="font-color" officeooo:rsid="00261373" style:font-size-asian="12pt"/>
    </style:style>
    <style:style style:name="T10" style:family="text">
      <style:text-properties fo:font-size="12pt" style:text-underline-style="solid" style:text-underline-width="auto" style:text-underline-color="font-color" officeooo:rsid="0028d0cc" style:font-size-asian="12pt"/>
    </style:style>
    <style:style style:name="T11" style:family="text">
      <style:text-properties fo:font-size="12pt" style:text-underline-style="none" style:font-size-asian="12pt"/>
    </style:style>
    <style:style style:name="T12" style:family="text">
      <style:text-properties fo:font-size="12pt" style:text-underline-style="none" officeooo:rsid="00261373" style:font-size-asian="12pt"/>
    </style:style>
    <style:style style:name="T13" style:family="text">
      <style:text-properties fo:font-size="12pt" style:text-underline-style="none" officeooo:rsid="00252a63" style:font-size-asian="12pt"/>
    </style:style>
    <style:style style:name="T14" style:family="text">
      <style:text-properties fo:font-size="12pt" style:text-underline-style="none" officeooo:rsid="0028d0cc" style:font-size-asian="12pt"/>
    </style:style>
    <style:style style:name="T15" style:family="text">
      <style:text-properties fo:font-size="12pt" fo:font-style="italic" style:text-underline-style="none" officeooo:rsid="0028d0cc" style:font-size-asian="12pt" style:font-style-asian="italic" style:font-style-complex="italic"/>
    </style:style>
    <style:style style:name="T16" style:family="text">
      <style:text-properties fo:font-style="italic" style:text-underline-style="none" officeooo:rsid="0028d0cc" style:font-style-asian="italic" style:font-style-complex="italic"/>
    </style:style>
    <style:style style:name="T17" style:family="text">
      <style:text-properties officeooo:rsid="00252a63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61373"/>
    </style:style>
    <style:style style:name="T20" style:family="text">
      <style:text-properties style:text-underline-style="none" officeooo:rsid="00252a63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officeooo:rsid="0028d0cc"/>
    </style:style>
    <style:style style:name="T23" style:family="text">
      <style:text-properties style:font-name="Arial Black"/>
    </style:style>
    <style:style style:name="T24" style:family="text">
      <style:text-properties style:font-name="Arial Black" officeooo:rsid="00261373"/>
    </style:style>
    <style:style style:name="T25" style:family="text">
      <style:text-properties style:font-name="Arial Black" style:text-underline-style="none"/>
    </style:style>
    <style:style style:name="T26" style:family="text">
      <style:text-properties style:font-name="Arial Black" style:text-underline-style="none" officeooo:rsid="00261373"/>
    </style:style>
    <style:style style:name="T27" style:family="text">
      <style:text-properties style:font-name="Arial Black" fo:font-weight="bold" style:font-weight-asian="bold" style:font-weight-complex="bold"/>
    </style:style>
    <style:style style:name="T28" style:family="text">
      <style:text-properties style:font-name="Arial Black" fo:font-weight="bold" officeooo:rsid="00261373" style:font-weight-asian="bold" style:font-weight-complex="bold"/>
    </style:style>
    <style:style style:name="T29" style:family="text">
      <style:text-properties style:font-name="Arial Black" fo:font-weight="normal" style:font-weight-asian="normal" style:font-weight-complex="normal"/>
    </style:style>
    <style:style style:name="T30" style:family="text">
      <style:text-properties style:font-name="Arial Black" fo:font-weight="normal" officeooo:rsid="00261373" style:font-weight-asian="normal" style:font-weight-complex="normal"/>
    </style:style>
    <style:style style:name="T31" style:family="text">
      <style:text-properties style:font-name="Arial"/>
    </style:style>
    <style:style style:name="T32" style:family="text">
      <style:text-properties style:font-name="Arial" fo:font-weight="bold" style:font-weight-asian="bold" style:font-weight-complex="bold"/>
    </style:style>
    <style:style style:name="T33" style:family="text">
      <style:text-properties style:font-name="Arial" fo:font-weight="bold" officeooo:rsid="00261373" style:font-weight-asian="bold" style:font-weight-complex="bold"/>
    </style:style>
    <style:style style:name="T34" style:family="text">
      <style:text-properties style:font-name="Arial" fo:font-weight="normal" style:font-weight-asian="normal" style:font-weight-complex="normal"/>
    </style:style>
    <style:style style:name="T35" style:family="text">
      <style:text-properties style:font-name="Arial" fo:font-weight="normal" officeooo:rsid="00261373" style:font-weight-asian="normal" style:font-weight-complex="normal"/>
    </style:style>
    <style:style style:name="T36" style:family="text">
      <style:text-properties style:font-name="Arial" style:text-underline-style="none"/>
    </style:style>
    <style:style style:name="T37" style:family="text">
      <style:text-properties style:font-name="Arial" style:text-underline-style="none" officeooo:rsid="00261373"/>
    </style:style>
    <style:style style:name="T38" style:family="text">
      <style:text-properties style:font-name="Arial" style:text-underline-style="none" fo:font-weight="bold" style:font-weight-asian="bold" style:font-weight-complex="bold"/>
    </style:style>
    <style:style style:name="T39" style:family="text">
      <style:text-properties style:font-name="Arial" style:text-underline-style="none" fo:font-weight="bold" officeooo:rsid="0026137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LD</text:p>
      <text:p text:style-name="P1"/>
      <text:p text:style-name="P1"><text:span text:style-name="T32">USERS</text:span> ( <text:span text:style-name="T3">email</text:span><text:span text:style-name="T17">,</text:span><text:span text:style-name="T18"> </text:span><text:span text:style-name="T19">type, </text:span><text:span text:style-name="T20">p</text:span><text:span text:style-name="T19">renom,</text:span><text:span text:style-name="T20">n</text:span><text:span text:style-name="T18">om, </text:span><text:span text:style-name="T20">pseudo</text:span><text:span text:style-name="T18">, </text:span><text:span text:style-name="T20">motdepasse</text:span><text:span text:style-name="T18">, </text:span><text:span text:style-name="T20">c</text:span><text:span text:style-name="T18">redit)</text:span></text:p>
      <text:p text:style-name="P5"><text:span text:style-name="T32">CREDIT</text:span><text:span text:style-name="T33">S</text:span><text:span text:style-name="T23"> </text:span>( <text:span text:style-name="T2">nbrCredits</text:span><text:span text:style-name="T1">, </text:span><text:span text:style-name="T2">prixCredits</text:span><text:span text:style-name="T4"> </text:span>)</text:p>
      <text:p text:style-name="P1"><text:span text:style-name="T38">PHOTO</text:span><text:span text:style-name="T39">S</text:span><text:span text:style-name="T18"> ( </text:span><text:span text:style-name="T1">idPhoto</text:span><text:span text:style-name="T18">, nomPhto, prix</text:span><text:span text:style-name="T19">, promotion, dateDepot, </text:span><text:span text:style-name="T22">#email</text:span><text:span text:style-name="T19"> </text:span><text:span text:style-name="T18">)</text:span></text:p>
      <text:p text:style-name="P2"><text:span text:style-name="T38">ACHETER</text:span><text:span text:style-name="T18"> (</text:span><text:span text:style-name="T1">idPhoto, </text:span><text:span text:style-name="T2">email</text:span><text:span text:style-name="T19">, dateAchat ) </text:span><text:span text:style-name="T16">email reference users</text:span></text:p>
      <text:p text:style-name="P3"><text:span text:style-name="T38">OBTENIR</text:span><text:span text:style-name="T18"> ( <text:s/></text:span><text:span text:style-name="T1">nbrCredits, prixCredits, email</text:span><text:span text:style-name="T18"> ) </text:span><text:span text:style-name="T16">email reference users</text:span></text:p>
      <text:p text:style-name="P4"><text:span text:style-name="T38">CATEGORIE</text:span><text:span text:style-name="T18"> ( </text:span><text:span text:style-name="T1">idCategorie</text:span><text:span text:style-name="T18">, libelleCategorie )</text:span></text:p>
      <text:p text:style-name="P4"><text:span text:style-name="T21">SOUSCATEGORIE</text:span><text:span text:style-name="T18"> ( </text:span><text:span text:style-name="T1">idSousCategorie</text:span><text:span text:style-name="T18">, libelleSousCategorie, #idCategorie )</text:span></text:p>
      <text:p text:style-name="P4"><text:span text:style-name="T21">APPARTENIR</text:span><text:span text:style-name="T18"> ( </text:span><text:span text:style-name="T1">idPhoto, idCategorie</text:span><text:span text:style-name="T18"> )</text:span></text:p>
      <text:p text:style-name="P1"><text:span text:style-name="T21">MENU</text:span><text:span text:style-name="T18"> ( </text:span><text:span text:style-name="T1">idMenu</text:span><text:span text:style-name="T18">, nomMenu, </text:span><text:span text:style-name="T19">l</text:span><text:span text:style-name="T18">ien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17:30:51.478000000</dc:date>
    <meta:editing-duration>PT1H19M41S</meta:editing-duration>
    <meta:editing-cycles>6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0" meta:word-count="62" meta:character-count="461" meta:non-whitespace-character-count="408"/>
  </office:meta>
</office:document-meta>
</file>